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139in" style:rel-column-width="10225*"/>
    </style:style>
    <style:style style:name="Table1.B" style:family="table-column">
      <style:table-column-properties style:column-width="1.6868in" style:rel-column-width="17008*"/>
    </style:style>
    <style:style style:name="Table1.C" style:family="table-column">
      <style:table-column-properties style:column-width="1.784in" style:rel-column-width="17987*"/>
    </style:style>
    <style:style style:name="Table1.D" style:family="table-column">
      <style:table-column-properties style:column-width="2.0146in" style:rel-column-width="2031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2444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11" style:family="table-row">
      <style:table-row-properties style:min-row-height="0.2556in"/>
    </style:style>
    <style:style style:name="Table1.15" style:family="table-row">
      <style:table-row-properties style:min-row-height="0.2313in"/>
    </style:style>
    <style:style style:name="P1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22pt" style:font-size-asian="22pt" style:font-size-complex="22pt"/>
    </style:style>
    <style:style style:name="P5" style:family="paragraph" style:parent-style-name="Text_20_body">
      <style:paragraph-properties fo:line-height="200%"/>
      <style:text-properties fo:font-size="22pt" style:font-size-asian="22pt" style:font-size-complex="22pt"/>
    </style:style>
    <style:style style:name="P6" style:family="paragraph" style:parent-style-name="Text_20_body">
      <style:paragraph-properties fo:line-height="200%"/>
      <style:text-properties fo:font-size="12pt" style:font-size-asian="12pt" style:font-size-complex="12pt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style:font-style-asian="italic" style:font-style-complex="italic"/>
    </style:style>
    <style:style style:name="P10" style:family="paragraph" style:parent-style-name="Text_20_body">
      <style:paragraph-properties fo:line-height="200%"/>
      <style:text-properties fo:font-size="12pt" style:font-size-asian="12pt" style:font-size-complex="12pt"/>
    </style:style>
    <style:style style:name="P11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Project 1</text:p>
      <text:p text:style-name="P2">Dice Wars Game</text:p>
      <text:p text:style-name="Text_20_body"/>
      <text:p text:style-name="Text_20_body"/>
      <text:p text:style-name="P3">Jacob Davenport</text:p>
      <text:p text:style-name="P3">CSC 5</text:p>
      <text:p text:style-name="P3">11/7/18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Introduction</text:p>
      <text:p text:style-name="P6"><text:tab/>Title: Dice Wars</text:p>
      <text:p text:style-name="P6"><text:tab/>This game represents a partially functioning version of the <text:span text:style-name="T1">massively</text:span> popular online flash game known as, “Dice Wars.” <text:s/>Each game starts with 2 players each owning a certain amount of territories with a certain amount of dice on each. <text:s/>Each dice represents an army and each territory can hold a maximum of 8 “armies”. <text:s/>This iteration does not currently include a CPU to play against, or an option to play using another human player. <text:s/>You will only be able to enter prompts until you win the game until that functionality is added later. <text:s/></text:p>
      <text:p text:style-name="P5">How to play/Rules</text:p>
      <text:p text:style-name="P6"><text:tab/>The goal of this game is to capture every territory. A player can attack an enemy territory which is directly touching one of their own. <text:s/>Each territory's (attacker's and defender's) dice are rolled and summed. <text:s/>If the attacker's dice roll is larger than the defender's then that territory's control is transferred to the attacker and the new territory gets all but 1 of the dice used to attack it. <text:s/>If the attacker only had 1 territory in that case, the value is set at 1 on the new territory. If the defending territory's dice roll is larger than the attacker, the attacking territory's dice count is set to 1 and the defender maintains control of the territory. <text:s/>If the defender and attacker's dice roll is the same, the winner goes to the defender. After attacking, dice are distributed. <text:s/>Distribution amount is based off of how many adjacent territories you own. If you were to have 2 territories adjacent to each other then 2 dice would be distributed randomly across the territories you own. </text:p>
      <text:p text:style-name="P5"/>
      <text:p text:style-name="P5"><text:soft-page-break/>Summary</text:p>
      <text:p text:style-name="P6"><text:tab/>Project size: 600+ lines</text:p>
      <text:p text:style-name="P6"><text:tab/>15 Variables in main()</text:p>
      <text:p text:style-name="P6"><text:tab/>This program was my attempt to create a semi-functional console game using only the most basic and fundamental C++ concepts. While loops, for loops, rand(), libraries of sorts, fstream, variables of various types, etc.. See checkoff pdf for details of where to find those in the code. <text:s/>The main struggles I met while coding this project were pertaining to scope. <text:s/>Particularly, using the srand() with rand() outside of main(). <text:s/>The game map also took a considerable amount of time to create and could likely use more work to simplify it and create additional maps which would load randomly on program start. 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>Major Variabl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Variable Name</text:p>
          </table:table-cell>
          <table:table-cell table:style-name="Table1.A1" office:value-type="string">
            <text:p text:style-name="P8">Description</text:p>
          </table:table-cell>
          <table:table-cell table:style-name="Table1.D1" office:value-type="string">
            <text:p text:style-name="P8">Location</text:p>
          </table:table-cell>
        </table:table-row>
        <table:table-row table:style-name="Table1.2">
          <table:table-cell table:style-name="Table1.A2" office:value-type="string">
            <text:p text:style-name="P9">Integers</text:p>
          </table:table-cell>
          <table:table-cell table:style-name="Table1.A2" office:value-type="string">
            <text:p text:style-name="Table_20_Contents">dBlue, dRed, dWhite, dGreen, dYellow, dPurple</text:p>
          </table:table-cell>
          <table:table-cell table:style-name="Table1.A2" office:value-type="string">
            <text:p text:style-name="Table_20_Contents">Holds the dice on the corresponding territory.</text:p>
          </table:table-cell>
          <table:table-cell table:style-name="Table1.D2" office:value-type="string">
            <text:p text:style-name="Table_20_Contents">Used for Game Maps</text:p>
            <text:p text:style-name="Table_20_Contents">winner(), attDcnt(), switch(attWith/defWith)</text:p>
            <text:p text:style-name="Table_20_Contents">Dice Distribu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ttD</text:p>
          </table:table-cell>
          <table:table-cell table:style-name="Table1.A2" office:value-type="string">
            <text:p text:style-name="Table_20_Contents">Holds the Dice count of the attacking territory</text:p>
          </table:table-cell>
          <table:table-cell table:style-name="Table1.D2" office:value-type="string">
            <text:p text:style-name="Table_20_Contents">attD = attDcnt()</text:p>
            <text:p text:style-name="Table_20_Contents">switch(defWith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djcnts</text:p>
          </table:table-cell>
          <table:table-cell table:style-name="Table1.A2" office:value-type="string">
            <text:p text:style-name="Table_20_Contents">Holds the amount of adjacent territories held by a player</text:p>
          </table:table-cell>
          <table:table-cell table:style-name="Table1.D2" office:value-type="string">
            <text:p text:style-name="Table_20_Contents">adjcnts = adjCnt()</text:p>
            <text:p text:style-name="Table_20_Contents">Used primarily for dice distribution, also to end the game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urnCnt</text:p>
          </table:table-cell>
          <table:table-cell table:style-name="Table1.A2" office:value-type="string">
            <text:p text:style-name="Table_20_Contents">Holds the amount of turns that have passed</text:p>
          </table:table-cell>
          <table:table-cell table:style-name="Table1.D2" office:value-type="string">
            <text:p text:style-name="Table_20_Contents">Every loop increments</text:p>
          </table:table-cell>
        </table:table-row>
        <table:table-row>
          <table:table-cell table:style-name="Table1.A2" office:value-type="string">
            <text:p text:style-name="P9">Bools</text:p>
          </table:table-cell>
          <table:table-cell table:style-name="Table1.A2" office:value-type="string">
            <text:p text:style-name="Table_20_Contents">validA, validD</text:p>
          </table:table-cell>
          <table:table-cell table:style-name="Table1.A2" office:value-type="string">
            <text:p text:style-name="Table_20_Contents">Used to validate attacking and defending territories given a certain player.</text:p>
          </table:table-cell>
          <table:table-cell table:style-name="Table1.D2" office:value-type="string">
            <text:p text:style-name="Table_20_Contents">validA = valAtt()</text:p>
            <text:p text:style-name="Table_20_Contents">validD = valDef(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yRed, yBlue, yGreen, yPurple, yWhite, yYellow</text:p>
          </table:table-cell>
          <table:table-cell table:style-name="Table1.A2" office:value-type="string">
            <text:p text:style-name="Table_20_Contents">used to designate ownership of territories. </text:p>
          </table:table-cell>
          <table:table-cell table:style-name="Table1.D2" office:value-type="string">
            <text:p text:style-name="Table_20_Contents">Used in Game map, </text:p>
            <text:p text:style-name="Table_20_Contents">attack(), defend(), valDef(), valAtt(), winner(), switch(defWith), adjCnt(),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urn</text:p>
          </table:table-cell>
          <table:table-cell table:style-name="Table1.A2" office:value-type="string">
            <text:p text:style-name="Table_20_Contents">Flags if its your turn or not</text:p>
          </table:table-cell>
          <table:table-cell table:style-name="Table1.D2" office:value-type="string">
            <text:p text:style-name="Table_20_Contents">AdjCnt(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ovr</text:p>
          </table:table-cell>
          <table:table-cell table:style-name="Table1.A2" office:value-type="string">
            <text:p text:style-name="Table_20_Contents">Used for the do-while loop. If true, ends program.</text:p>
          </table:table-cell>
          <table:table-cell table:style-name="Table1.D2" office:value-type="string">
            <text:p text:style-name="Table_20_Contents">if(adjcnts == numterritories)</text:p>
            <text:p text:style-name="Table_20_Contents">gameovr = true;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ttWon</text:p>
          </table:table-cell>
          <table:table-cell table:style-name="Table1.A2" office:value-type="string">
            <text:p text:style-name="Table_20_Contents">Value expresses if the attacker won against the defender.</text:p>
          </table:table-cell>
          <table:table-cell table:style-name="Table1.D2" office:value-type="string">
            <text:p text:style-name="Table_20_Contents">attWon = winner(), <text:s/>if-else functionality of switch statements</text:p>
          </table:table-cell>
        </table:table-row>
        <table:table-row table:style-name="Table1.11"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Table_20_Contents">plyrOne</text:p>
          </table:table-cell>
          <table:table-cell table:style-name="Table1.A2" office:value-type="string">
            <text:p text:style-name="Table_20_Contents">Holds player name, sends to file</text:p>
          </table:table-cell>
          <table:table-cell table:style-name="Table1.D2" office:value-type="string">
            <text:p text:style-name="Table_20_Contents">cin @ strt of progra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meData</text:p>
          </table:table-cell>
          <table:table-cell table:style-name="Table1.A2" office:value-type="string">
            <text:p text:style-name="Table_20_Contents">Holds lines found while going through txt file</text:p>
          </table:table-cell>
          <table:table-cell table:style-name="Table1.D2" office:value-type="string">
            <text:p text:style-name="Table_20_Contents">while(getline(gameInf, gmeData))</text:p>
            <text:p text:style-name="Table_20_Contents">cout&lt;&lt;gmeData&lt;&lt;endl;</text:p>
          </table:table-cell>
        </table:table-row>
        <table:table-row>
          <table:table-cell table:style-name="Table1.A2" office:value-type="string">
            <text:p text:style-name="P9">short</text:p>
          </table:table-cell>
          <table:table-cell table:style-name="Table1.A2" office:value-type="string">
            <text:p text:style-name="Table_20_Contents">Constant, maxDice</text:p>
          </table:table-cell>
          <table:table-cell table:style-name="Table1.A2" office:value-type="string">
            <text:p text:style-name="Table_20_Contents">Max dice on each territory </text:p>
          </table:table-cell>
          <table:table-cell table:style-name="Table1.D2" office:value-type="string">
            <text:p text:style-name="Table_20_Contents">Dice Distribu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Used to hold the dice roll values (1-6)</text:p>
          </table:table-cell>
          <table:table-cell table:style-name="Table1.D2" office:value-type="string">
            <text:p text:style-name="Table_20_Contents">Dice Distribution, in roll(), also used for dice rolls.</text:p>
          </table:table-cell>
        </table:table-row>
        <table:table-row table:style-name="Table1.15">
          <table:table-cell table:style-name="Table1.A2" office:value-type="string">
            <text:p text:style-name="P9">float</text:p>
          </table:table-cell>
          <table:table-cell table:style-name="Table1.A2" office:value-type="string">
            <text:p text:style-name="Table_20_Contents">seedval</text:p>
          </table:table-cell>
          <table:table-cell table:style-name="Table1.A2" office:value-type="string">
            <text:p text:style-name="Table_20_Contents">Holds random seed time</text:p>
          </table:table-cell>
          <table:table-cell table:style-name="Table1.D2" office:value-type="string">
            <text:p text:style-name="Table_20_Contents">Initialization, line 42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Davenport</meta:initial-creator>
    <meta:creation-date>2018-11-03T18:41:48</meta:creation-date>
    <dc:date>2018-11-07T11:08:28</dc:date>
    <dc:creator>Jacob Davenport</dc:creator>
    <meta:editing-duration>P2DT17H35M14S</meta:editing-duration>
    <meta:editing-cycles>6</meta:editing-cycles>
    <meta:generator>OpenOffice/4.1.5$Unix OpenOffice.org_project/415m1$Build-9789</meta:generator>
    <meta:document-statistic meta:table-count="1" meta:image-count="0" meta:object-count="0" meta:page-count="5" meta:paragraph-count="74" meta:word-count="620" meta:character-count="3795"/>
  </office:meta>
</office:document-meta>
</file>